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color="#999999"/>
    </style:style>
    <style:style style:name="P3" style:parent-style-name="Textbody" style:family="paragraph">
      <style:paragraph-properties fo:text-align="justify"/>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paragraph-properties fo:margin-left="0.25in">
        <style:tab-stops/>
      </style:paragraph-properties>
      <style:text-properties fo:color="#999999"/>
    </style:style>
    <style:style style:name="P22" style:parent-style-name="Standard" style:family="paragraph">
      <style:paragraph-properties fo:margin-left="0.25in">
        <style:tab-stops/>
      </style:paragraph-properties>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style:style style:name="P26" style:parent-style-name="Standard" style:family="paragraph">
      <style:text-properties fo:color="#999999"/>
    </style:style>
    <style:style style:name="P27" style:parent-style-name="Standard" style:family="paragraph">
      <style:text-properties fo:color="#999999"/>
    </style:style>
    <style:style style:name="P28" style:parent-style-name="Standard" style:family="paragraph">
      <style:text-properties fo:color="#999999"/>
    </style:style>
    <style:style style:name="P29" style:parent-style-name="Standard" style:family="paragraph">
      <style:text-properties fo:color="#999999"/>
    </style:style>
    <style:style style:name="P30" style:parent-style-name="Standard" style:family="paragraph">
      <style:text-properties fo:color="#999999"/>
    </style:style>
    <style:style style:name="P31" style:parent-style-name="Standard" style:family="paragraph">
      <style:text-properties fo:color="#999999"/>
    </style:style>
  </office:automatic-styles>
  <office:body>
    <office:text text:use-soft-page-breaks="true">
      <text:p text:style-name="P1">Note : les entrées en gris sont à remplacer par votre propre texte. N’oubliez pas de soigner la mise en forme.</text:p>
      <text:p text:style-name="Standard"/>
      <text:p text:style-name="Titre">Rapport de projet de LP25</text:p>
      <text:p text:style-name="Standard"/>
      <text:p text:style-name="P2">Liste des membres : nom, prénom, niveau (TCn)</text:p>
      <text:p text:style-name="Standard"/>
      <text:p text:style-name="Standard">Automne 2025</text:p>
      <text:p text:style-name="Standard"/>
      <text:h text:style-name="Titre1" text:outline-level="1">Contexte du projet</text:h>
      <text:p text:style-name="Standard"/>
      <text:p text:style-name="P3">le projet consiste à concevoir un<text:s/><text:span text:style-name="StrongEmphasis">programme de gestion de processus pour systèmes Linux</text:span>, capable de fonctionner aussi bien<text:s/><text:span text:style-name="StrongEmphasis">en local que sur des hôtes distants</text:span>. L’objectif est de fournir une interface interactive, inspirée de l’outil<text:s/><text:span text:style-name="SourceText">htop</text:span>, permettant :</text:p>
      <text:list text:style-name="LFO1" text:continue-numbering="true">
        <text:list-item>
          <text:p text:style-name="P4">d’afficher dynamiquement la liste des processus actifs sur une ou plusieurs machines,</text:p>
        </text:list-item>
        <text:list-item>
          <text:p text:style-name="P5">de visualiser des informations détaillées (PID, utilisateur, consommation CPU/mémoire, temps d’exécution, etc.),</text:p>
        </text:list-item>
        <text:list-item>
          <text:p text:style-name="P6">et d’interagir directement avec les processus (mise en pause, arrêt, reprise, redémarrage). L’outil reposera sur des mécanismes standards de communication et d’administration à distance (SSH, etc.), compatibilité avec les principales distributions Linux.</text:p>
        </text:list-item>
      </text:list>
      <text:p text:style-name="Standard"/>
      <text:p text:style-name="P7">Les parties à compléter sont décrites par un texte grisé. Vous devez supprimer ce texte – y compris ces deux phrases - avant de rendre le rapport, et n’y laisser que vos contributions.</text:p>
      <text:h text:style-name="Titre1" text:outline-level="1">État des lieux des compétences du groupe</text:h>
      <text:p text:style-name="Standard"/>
      <text:p text:style-name="P8">Ajouter ici un contexte relativement à votre compétence en C avant LP25, et tirée des C/TD/TP pour situer vos difficultés anticipées au début du projet</text:p>
      <text:p text:style-name="Standard"/>
      <text:h text:style-name="Titre1" text:outline-level="1">Répartition des tâches : planification</text:h>
      <text:p text:style-name="Standard"/>
      <text:p text:style-name="Standard">Pour la partie locale, on a divisé le travail en 3, une personne s’occupe de faire les fonction relative aux processus, une personne s’occupe du main et des fonctionnalités et deux personnes font l’interface graphique.<text:s/></text:p>
      <text:p text:style-name="Standard"/>
      <text:h text:style-name="Titre1" text:outline-level="1">Répartition des tâches : réalisation</text:h>
      <text:p text:style-name="Standard"/>
      <text:p text:style-name="P9">Reprendre la section ci-dessus avec cette fois les données réelles : qui a fait quoi, en combien de temps.</text:p>
      <text:p text:style-name="P10"/>
      <text:p text:style-name="Standard">Guillaume TRESSE s’est occupé de faire les fonction relative aux processus.</text:p>
      <text:p text:style-name="Standard"/>
      <text:h text:style-name="Titre1" text:outline-level="1">Difficultés rencontrées</text:h>
      <text:p text:style-name="Standard">Manque d’informations récoltés dans les fonctions liés aux processus<text:s/>dans la première version</text:p>
      <text:h text:style-name="Titre2" text:outline-level="2">Compréhension des objectifs</text:h>
      <text:p text:style-name="Standard"/>
      <text:p text:style-name="P11">Décrire pour chaque difficulté liée à la compréhension des instructions :</text:p>
      <text:list text:style-name="LFO2" text:continue-numbering="true">
        <text:list-item>
          <text:p text:style-name="P12">Quelle instruction était incomplète pour vous</text:p>
        </text:list-item>
        <text:list-item>
          <text:p text:style-name="P13">Comment vous avez complété votre compréhension de l’instruction</text:p>
        </text:list-item>
        <text:list-item>
          <text:p text:style-name="P14">Si vous auriez pu remédier à ce problème plus tôt</text:p>
        </text:list-item>
      </text:list>
      <text:p text:style-name="P15"/>
      <text:p text:style-name="Standard"/>
      <text:h text:style-name="Titre2" text:outline-level="2">Réalisation des objectifs</text:h>
      <text:p text:style-name="Standard"/>
      <text:p text:style-name="P16">Décrire pour chaque difficulté rencontrée dans l’implémentation :</text:p>
      <text:list text:style-name="LFO3" text:continue-numbering="true">
        <text:list-item>
          <text:p text:style-name="P17">Les « symptômes » de cette difficulté (par ex. : des résultats incohérents, des données perdues dans les communications, etc.)</text:p>
        </text:list-item>
        <text:list-item>
          <text:p text:style-name="P18">Comment le problème a été résolu (architecture du code dans la fonctionnalité concernée par exemple)</text:p>
        </text:list-item>
        <text:list-item>
          <text:p text:style-name="P19">Si le problème aurait pu être anticipé.</text:p>
        </text:list-item>
        <text:list-item>
          <text:p text:style-name="P20">Ce qui aurait pu faciliter la résolution/éviter le problème</text:p>
        </text:list-item>
      </text:list>
      <text:p text:style-name="P21"/>
      <text:p text:style-name="Standard">Pour les fonctions de processus, une version a été fait mais manquait d’informations ce qui aurait pu être réglé si tout avait été développé dès le départ</text:p>
      <text:p text:style-name="P22"/>
      <text:p text:style-name="Standard"/>
      <text:h text:style-name="Titre1" text:outline-level="1">Proposition d’une amélioration</text:h>
      <text:p text:style-name="Standard"/>
      <text:p text:style-name="P23">Le modèle de code n’est pas optimal. Proposer une piste d’amélioration en décrivant dans les grandes lignes ce que ça changerait au code.</text:p>
      <text:p text:style-name="Standard"/>
      <text:h text:style-name="Titre1" text:outline-level="1">Analyse des résultats</text:h>
      <text:p text:style-name="Standard"/>
      <text:p text:style-name="P24">Proposer votre analyse des résulta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text:s/><text:soft-page-break/>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25">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6"/>
      <text:p text:style-name="P27">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8"/>
      <text:p text:style-name="P29">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30"/>
      <text:h text:style-name="Titre1" text:outline-level="1">Conclusion</text:h>
      <text:p text:style-name="Standard"/>
      <text:p text:style-name="P31">Vous conclurez sur votre projet et son déroulement dans cette sec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uillaume TRESSE</dc:creator>
    <meta:creation-date>2022-12-15T11:03:00Z</meta:creation-date>
    <dc:date>2025-12-10T10:16:00Z</dc:date>
    <meta:template xlink:href="Normal" xlink:type="simple"/>
    <meta:editing-cycles>8</meta:editing-cycles>
    <meta:editing-duration>PT0S</meta:editing-duration>
    <meta:document-statistic meta:page-count="3" meta:paragraph-count="10" meta:word-count="818" meta:character-count="5310" meta:row-count="37" meta:non-whitespace-character-count="4502"/>
  </office:meta>
</office:document-meta>
</file>